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rsid="00865372" officeooo:paragraph-rsid="004ab3cd" style:font-size-asian="32pt" style:font-weight-asian="bold" style:font-size-complex="32pt" style:font-weight-complex="bold"/>
    </style:style>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text-properties fo:font-size="14pt" officeooo:rsid="004cfe33" style:font-size-asian="14pt" style:font-size-complex="14pt"/>
    </style:style>
    <style:style style:name="P5" style:family="paragraph" style:parent-style-name="Standard">
      <style:text-properties fo:font-size="14pt" officeooo:rsid="00559eea" officeooo:paragraph-rsid="008cd7a4" style:font-size-asian="14pt" style:font-size-complex="14pt"/>
    </style:style>
    <style:style style:name="P6" style:family="paragraph" style:parent-style-name="Standard">
      <style:text-properties fo:font-size="14pt" officeooo:rsid="00559eea" officeooo:paragraph-rsid="00559eea" style:font-size-asian="14pt" style:font-size-complex="14pt"/>
    </style:style>
    <style:style style:name="P7" style:family="paragraph" style:parent-style-name="Standard">
      <style:text-properties fo:font-size="14pt" officeooo:rsid="0088d39f" officeooo:paragraph-rsid="0089f32f" style:font-size-asian="14pt" style:font-size-complex="14pt"/>
    </style:style>
    <style:style style:name="P8" style:family="paragraph" style:parent-style-name="Standard">
      <style:text-properties fo:font-size="14pt" officeooo:rsid="0088d39f" officeooo:paragraph-rsid="00559eea" style:font-size-asian="14pt" style:font-size-complex="14pt"/>
    </style:style>
    <style:style style:name="P9" style:family="paragraph" style:parent-style-name="Standard">
      <style:text-properties fo:font-size="14pt" officeooo:rsid="0088d39f" officeooo:paragraph-rsid="008ca3e7" style:font-size-asian="14pt" style:font-size-complex="14pt"/>
    </style:style>
    <style:style style:name="P10" style:family="paragraph" style:parent-style-name="Standard">
      <style:text-properties fo:font-size="14pt" officeooo:rsid="0088d39f" officeooo:paragraph-rsid="008cd7a4" style:font-size-asian="14pt" style:font-size-complex="14pt"/>
    </style:style>
    <style:style style:name="P11" style:family="paragraph" style:parent-style-name="Standard">
      <style:text-properties fo:font-size="14pt" officeooo:rsid="008ca3e7" officeooo:paragraph-rsid="008ca3e7" style:font-size-asian="14pt" style:font-size-complex="14pt"/>
    </style:style>
    <style:style style:name="P12" style:family="paragraph" style:parent-style-name="Standard">
      <style:text-properties fo:font-size="14pt" officeooo:rsid="008cd7a4" officeooo:paragraph-rsid="008cd7a4" style:font-size-asian="14pt" style:font-size-complex="14pt"/>
    </style:style>
    <style:style style:name="P13" style:family="paragraph" style:parent-style-name="Standard">
      <style:text-properties fo:font-size="14pt" officeooo:rsid="008e9a11" officeooo:paragraph-rsid="008e9a11" style:font-size-asian="14pt" style:font-size-complex="14pt"/>
    </style:style>
    <style:style style:name="P14" style:family="paragraph" style:parent-style-name="Standard">
      <style:text-properties fo:font-size="14pt" officeooo:rsid="0096fff3" officeooo:paragraph-rsid="0096fff3" style:font-size-asian="14pt" style:font-size-complex="14pt"/>
    </style:style>
    <style:style style:name="P15" style:family="paragraph" style:parent-style-name="Standard">
      <style:text-properties fo:font-size="14pt" officeooo:rsid="0098b142" officeooo:paragraph-rsid="0098b142" style:font-size-asian="14pt" style:font-size-complex="14pt"/>
    </style:style>
    <style:style style:name="P16" style:family="paragraph" style:parent-style-name="Standard">
      <style:text-properties fo:font-size="14pt" fo:font-weight="bold" officeooo:rsid="0088d39f" officeooo:paragraph-rsid="008cd7a4" style:font-size-asian="14pt" style:font-weight-asian="bold" style:font-size-complex="14pt" style:font-weight-complex="bold"/>
    </style:style>
    <style:style style:name="P17" style:family="paragraph" style:parent-style-name="Standard">
      <style:text-properties fo:font-size="14pt" fo:font-weight="bold" officeooo:rsid="0088d39f" officeooo:paragraph-rsid="008e9a11" style:font-size-asian="14pt" style:font-weight-asian="bold" style:font-size-complex="14pt" style:font-weight-complex="bold"/>
    </style:style>
    <style:style style:name="P18" style:family="paragraph" style:parent-style-name="Standard">
      <style:text-properties fo:font-size="14pt" fo:font-weight="bold" officeooo:rsid="0088d39f" officeooo:paragraph-rsid="008ebdc2" style:font-size-asian="14pt" style:font-weight-asian="bold" style:font-size-complex="14pt" style:font-weight-complex="bold"/>
    </style:style>
    <style:style style:name="P19" style:family="paragraph" style:parent-style-name="Standard">
      <style:text-properties fo:font-size="14pt" fo:font-weight="bold" officeooo:rsid="0088d39f" officeooo:paragraph-rsid="008f688b" style:font-size-asian="14pt" style:font-weight-asian="bold" style:font-size-complex="14pt" style:font-weight-complex="bold"/>
    </style:style>
    <style:style style:name="P20" style:family="paragraph" style:parent-style-name="Standard">
      <style:text-properties fo:font-size="14pt" fo:font-weight="bold" officeooo:rsid="008ebdc2" officeooo:paragraph-rsid="008ebdc2" style:font-size-asian="14pt" style:font-weight-asian="bold" style:font-size-complex="14pt" style:font-weight-complex="bold"/>
    </style:style>
    <style:style style:name="P21" style:family="paragraph" style:parent-style-name="Standard">
      <style:text-properties fo:font-size="14pt" fo:font-weight="bold" officeooo:rsid="008ebdc2" officeooo:paragraph-rsid="008f688b" style:font-size-asian="14pt" style:font-weight-asian="bold" style:font-size-complex="14pt" style:font-weight-complex="bold"/>
    </style:style>
    <style:style style:name="P22" style:family="paragraph" style:parent-style-name="Standard">
      <style:text-properties fo:font-size="14pt" fo:font-weight="bold" officeooo:rsid="008cd7a4" officeooo:paragraph-rsid="008cd7a4" style:font-size-asian="14pt" style:font-weight-asian="bold" style:font-size-complex="14pt" style:font-weight-complex="bold"/>
    </style:style>
    <style:style style:name="P23" style:family="paragraph" style:parent-style-name="Standard">
      <style:text-properties fo:font-size="14pt" fo:font-weight="bold" officeooo:rsid="008824ce" officeooo:paragraph-rsid="008f688b" style:font-size-asian="14pt" style:font-weight-asian="bold" style:font-size-complex="14pt" style:font-weight-complex="bold"/>
    </style:style>
    <style:style style:name="P24" style:family="paragraph" style:parent-style-name="Standard">
      <style:text-properties fo:font-size="14pt" fo:font-weight="bold" officeooo:rsid="0090c8b1" officeooo:paragraph-rsid="0090c8b1" style:font-size-asian="14pt" style:font-weight-asian="bold" style:font-size-complex="14pt" style:font-weight-complex="bold"/>
    </style:style>
    <style:style style:name="P25" style:family="paragraph" style:parent-style-name="Standard">
      <style:text-properties fo:font-size="14pt" fo:font-weight="bold" officeooo:rsid="0091324b" officeooo:paragraph-rsid="0091324b" style:font-size-asian="14pt" style:font-weight-asian="bold" style:font-size-complex="14pt" style:font-weight-complex="bold"/>
    </style:style>
    <style:style style:name="P26" style:family="paragraph" style:parent-style-name="Standard">
      <style:text-properties fo:font-size="14pt" fo:font-weight="bold" officeooo:rsid="0091324b" officeooo:paragraph-rsid="009481e2" style:font-size-asian="14pt" style:font-weight-asian="bold" style:font-size-complex="14pt" style:font-weight-complex="bold"/>
    </style:style>
    <style:style style:name="P27" style:family="paragraph" style:parent-style-name="Standard">
      <style:text-properties fo:font-size="14pt" fo:font-weight="bold" officeooo:rsid="00929b9c" officeooo:paragraph-rsid="00929b9c" style:font-size-asian="14pt" style:font-weight-asian="bold" style:font-size-complex="14pt" style:font-weight-complex="bold"/>
    </style:style>
    <style:style style:name="P28" style:family="paragraph" style:parent-style-name="Standard">
      <style:text-properties fo:font-size="14pt" fo:font-weight="bold" officeooo:rsid="008e9a11" officeooo:paragraph-rsid="008f688b" style:font-size-asian="14pt" style:font-weight-asian="bold" style:font-size-complex="14pt" style:font-weight-complex="bold"/>
    </style:style>
    <style:style style:name="P29" style:family="paragraph" style:parent-style-name="Standard">
      <style:text-properties fo:font-size="14pt" fo:font-weight="bold" officeooo:rsid="0096fff3" officeooo:paragraph-rsid="0096fff3" style:font-size-asian="14pt" style:font-weight-asian="bold" style:font-size-complex="14pt" style:font-weight-complex="bold"/>
    </style:style>
    <style:style style:name="P30" style:family="paragraph" style:parent-style-name="Standard">
      <style:text-properties fo:font-size="14pt" fo:font-weight="bold" officeooo:rsid="009810a7" officeooo:paragraph-rsid="009810a7" style:font-size-asian="14pt" style:font-weight-asian="bold" style:font-size-complex="14pt" style:font-weight-complex="bold"/>
    </style:style>
    <style:style style:name="P31" style:family="paragraph" style:parent-style-name="Standard">
      <style:text-properties fo:font-size="14pt" fo:font-weight="normal" officeooo:rsid="008ca3e7" officeooo:paragraph-rsid="008ca3e7" style:font-size-asian="14pt" style:font-weight-asian="normal" style:font-size-complex="14pt" style:font-weight-complex="normal"/>
    </style:style>
    <style:style style:name="P32" style:family="paragraph" style:parent-style-name="Standard">
      <style:text-properties fo:font-size="14pt" fo:font-weight="normal" officeooo:rsid="008e9a11" officeooo:paragraph-rsid="008e9a11" style:font-size-asian="14pt" style:font-weight-asian="normal" style:font-size-complex="14pt" style:font-weight-complex="normal"/>
    </style:style>
    <style:style style:name="P33" style:family="paragraph" style:parent-style-name="Standard">
      <style:text-properties fo:font-size="14pt" fo:font-weight="normal" officeooo:rsid="008ebdc2" officeooo:paragraph-rsid="008f688b" style:font-size-asian="14pt" style:font-weight-asian="normal" style:font-size-complex="14pt" style:font-weight-complex="normal"/>
    </style:style>
    <style:style style:name="P34" style:family="paragraph" style:parent-style-name="Standard">
      <style:text-properties fo:font-size="14pt" fo:font-weight="normal" officeooo:rsid="008f688b" officeooo:paragraph-rsid="008f688b" style:font-size-asian="14pt" style:font-weight-asian="normal" style:font-size-complex="14pt" style:font-weight-complex="normal"/>
    </style:style>
    <style:style style:name="P35" style:family="paragraph" style:parent-style-name="Standard">
      <style:text-properties fo:font-size="14pt" fo:font-weight="normal" officeooo:rsid="0091324b" officeooo:paragraph-rsid="0091324b" style:font-size-asian="14pt" style:font-weight-asian="normal" style:font-size-complex="14pt" style:font-weight-complex="normal"/>
    </style:style>
    <style:style style:name="P36" style:family="paragraph" style:parent-style-name="Standard">
      <style:text-properties fo:font-size="14pt" fo:font-weight="normal" officeooo:rsid="009481e2" officeooo:paragraph-rsid="009481e2" style:font-size-asian="14pt" style:font-weight-asian="normal" style:font-size-complex="14pt" style:font-weight-complex="normal"/>
    </style:style>
    <style:style style:name="P3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officeooo:paragraph-rsid="00559eea" style:font-size-asian="20pt" style:font-size-complex="20pt"/>
    </style:style>
    <style:style style:name="P39" style:family="paragraph" style:parent-style-name="Standard">
      <style:paragraph-properties fo:text-align="center" style:justify-single-word="false"/>
      <style:text-properties fo:font-size="20pt" officeooo:paragraph-rsid="008ca3e7" style:font-size-asian="20pt" style:font-size-complex="20pt"/>
    </style:style>
    <style:style style:name="P40" style:family="paragraph" style:parent-style-name="Standard">
      <style:paragraph-properties fo:text-align="center" style:justify-single-word="false"/>
      <style:text-properties fo:font-size="20pt" officeooo:paragraph-rsid="008cd7a4" style:font-size-asian="20pt" style:font-size-complex="20pt"/>
    </style:style>
    <style:style style:name="P41" style:family="paragraph" style:parent-style-name="Standard">
      <style:text-properties style:text-position="0% 100%" fo:font-size="14pt" officeooo:rsid="0089f32f" officeooo:paragraph-rsid="0089f32f" style:font-size-asian="14pt" style:font-size-complex="14pt"/>
    </style:style>
    <style:style style:name="P42" style:family="paragraph" style:parent-style-name="Standard">
      <style:text-properties style:text-position="0% 100%" fo:font-size="14pt" officeooo:rsid="008af1ea" officeooo:paragraph-rsid="008cd7a4" style:font-size-asian="14pt" style:font-size-complex="14pt"/>
    </style:style>
    <style:style style:name="P43" style:family="paragraph" style:parent-style-name="Standard">
      <style:text-properties style:text-position="0% 100%" fo:font-size="14pt" fo:font-weight="normal" officeooo:rsid="008e9a11" officeooo:paragraph-rsid="008cd7a4" style:font-size-asian="14pt" style:font-weight-asian="normal" style:font-size-complex="14pt" style:font-weight-complex="normal"/>
    </style:style>
    <style:style style:name="P44" style:family="paragraph" style:parent-style-name="Standard">
      <style:text-properties style:text-position="0% 100%" fo:font-size="14pt" fo:font-weight="normal" officeooo:rsid="00865372" officeooo:paragraph-rsid="008ebdc2" style:font-size-asian="14pt" style:font-weight-asian="normal" style:font-size-complex="14pt" style:font-weight-complex="normal"/>
    </style:style>
    <style:style style:name="P45" style:family="paragraph" style:parent-style-name="Standard">
      <style:text-properties style:text-position="0% 100%" fo:font-size="14pt" fo:font-weight="normal" officeooo:rsid="00865372" officeooo:paragraph-rsid="008f688b" style:font-size-asian="14pt" style:font-weight-asian="normal" style:font-size-complex="14pt" style:font-weight-complex="normal"/>
    </style:style>
    <style:style style:name="P46" style:family="paragraph" style:parent-style-name="Standard">
      <style:text-properties style:text-position="0% 100%" fo:font-size="14pt" fo:font-weight="normal" officeooo:rsid="0096fff3" officeooo:paragraph-rsid="0096fff3" style:font-size-asian="14pt" style:font-weight-asian="normal" style:font-size-complex="14pt" style:font-weight-complex="normal"/>
    </style:style>
    <style:style style:name="P47" style:family="paragraph" style:parent-style-name="Standard">
      <style:text-properties fo:font-size="14pt" officeooo:rsid="0098b142" officeooo:paragraph-rsid="0098b142" style:font-size-asian="14pt" style:font-size-complex="14pt"/>
    </style:style>
    <style:style style:name="P48" style:family="paragraph" style:parent-style-name="Standard">
      <style:text-properties fo:font-size="14pt" officeooo:rsid="0098b142" officeooo:paragraph-rsid="009a80d1" style:font-size-asian="14pt" style:font-size-complex="14pt"/>
    </style:style>
    <style:style style:name="P49" style:family="paragraph" style:parent-style-name="Standard">
      <style:text-properties fo:font-size="14pt" officeooo:rsid="009a80d1" officeooo:paragraph-rsid="009a80d1" style:font-size-asian="14pt" style:font-size-complex="14pt"/>
    </style:style>
    <style:style style:name="P50" style:family="paragraph" style:parent-style-name="Standard">
      <style:text-properties fo:font-size="14pt" officeooo:rsid="008ca3e7" officeooo:paragraph-rsid="0098b142" style:font-size-asian="14pt" style:font-size-complex="14pt"/>
    </style:style>
    <style:style style:name="P51" style:family="paragraph" style:parent-style-name="Standard">
      <style:text-properties fo:font-size="14pt" officeooo:rsid="008ca3e7" officeooo:paragraph-rsid="009a80d1" style:font-size-asian="14pt" style:font-size-complex="14pt"/>
    </style:style>
    <style:style style:name="P52" style:family="paragraph" style:parent-style-name="Standard">
      <style:text-properties fo:font-size="14pt" officeooo:rsid="00559eea" officeooo:paragraph-rsid="008ca3e7"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559eea" style:font-weight-asian="bold" style:font-weight-complex="bold"/>
    </style:style>
    <style:style style:name="T3" style:family="text">
      <style:text-properties fo:font-weight="bold" officeooo:rsid="008af1ea" style:font-weight-asian="bold" style:font-weight-complex="bold"/>
    </style:style>
    <style:style style:name="T4" style:family="text">
      <style:text-properties fo:font-weight="bold" officeooo:rsid="008ca3e7" style:font-weight-asian="bold" style:font-weight-complex="bold"/>
    </style:style>
    <style:style style:name="T5" style:family="text">
      <style:text-properties officeooo:rsid="00559eea"/>
    </style:style>
    <style:style style:name="T6" style:family="text">
      <style:text-properties style:text-position="0% 100%"/>
    </style:style>
    <style:style style:name="T7" style:family="text">
      <style:text-properties style:text-position="0% 100%" officeooo:rsid="0089f32f"/>
    </style:style>
    <style:style style:name="T8" style:family="text">
      <style:text-properties style:text-position="0% 100%" fo:font-weight="bold" officeooo:rsid="0089f32f" style:font-weight-asian="bold" style:font-weight-complex="bold"/>
    </style:style>
    <style:style style:name="T9" style:family="text">
      <style:text-properties style:text-position="0% 100%" officeooo:rsid="008af1ea"/>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8e9a11" style:font-weight-asian="normal" style:font-weight-complex="normal"/>
    </style:style>
    <style:style style:name="T12" style:family="text">
      <style:text-properties style:text-position="0% 100%" fo:font-weight="normal" officeooo:rsid="00865372" style:font-weight-asian="normal" style:font-weight-complex="normal"/>
    </style:style>
    <style:style style:name="T13" style:family="text">
      <style:text-properties style:text-position="0% 100%" fo:font-weight="normal" officeooo:rsid="008f688b" style:font-weight-asian="normal" style:font-weight-complex="normal"/>
    </style:style>
    <style:style style:name="T14" style:family="text">
      <style:text-properties style:text-position="0% 100%" fo:font-weight="normal" officeooo:rsid="008f71b5" style:font-weight-asian="normal" style:font-weight-complex="normal"/>
    </style:style>
    <style:style style:name="T15" style:family="text">
      <style:text-properties style:text-position="0% 100%" fo:font-weight="normal" officeooo:rsid="009810a7" style:font-weight-asian="normal" style:font-weight-complex="normal"/>
    </style:style>
    <style:style style:name="T16" style:family="text">
      <style:text-properties style:text-position="0% 100%" fo:font-weight="normal" officeooo:rsid="009947e7" style:font-weight-asian="normal" style:font-weight-complex="normal"/>
    </style:style>
    <style:style style:name="T17" style:family="text">
      <style:text-properties style:text-position="0% 100%" fo:font-weight="normal" officeooo:rsid="009a80d1" style:font-weight-asian="normal" style:font-weight-complex="normal"/>
    </style:style>
    <style:style style:name="T18" style:family="text">
      <style:text-properties style:text-position="0% 100%" officeooo:rsid="008e9a11"/>
    </style:style>
    <style:style style:name="T19" style:family="text">
      <style:text-properties style:text-position="0% 100%" officeooo:rsid="008f688b"/>
    </style:style>
    <style:style style:name="T20" style:family="text">
      <style:text-properties style:text-position="0% 100%" officeooo:rsid="00865372"/>
    </style:style>
    <style:style style:name="T21" style:family="text">
      <style:text-properties style:text-position="0% 100%" officeooo:rsid="009a80d1"/>
    </style:style>
    <style:style style:name="T22" style:family="text">
      <style:text-properties fo:font-weight="normal" style:font-weight-asian="normal" style:font-weight-complex="normal"/>
    </style:style>
    <style:style style:name="T23" style:family="text">
      <style:text-properties fo:font-weight="normal" officeooo:rsid="0088d39f" style:font-weight-asian="normal" style:font-weight-complex="normal"/>
    </style:style>
    <style:style style:name="T24" style:family="text">
      <style:text-properties fo:font-weight="normal" officeooo:rsid="008f688b" style:font-weight-asian="normal" style:font-weight-complex="normal"/>
    </style:style>
    <style:style style:name="T25" style:family="text">
      <style:text-properties fo:font-weight="normal" officeooo:rsid="00929b9c" style:font-weight-asian="normal" style:font-weight-complex="normal"/>
    </style:style>
    <style:style style:name="T26" style:family="text">
      <style:text-properties fo:font-weight="normal" officeooo:rsid="009481e2" style:font-weight-asian="normal" style:font-weight-complex="normal"/>
    </style:style>
    <style:style style:name="T27" style:family="text">
      <style:text-properties fo:font-weight="normal" officeooo:rsid="009947e7" style:font-weight-asian="normal" style:font-weight-complex="normal"/>
    </style:style>
    <style:style style:name="T28" style:family="text">
      <style:text-properties fo:font-weight="normal" officeooo:rsid="009a80d1" style:font-weight-asian="normal" style:font-weight-complex="normal"/>
    </style:style>
    <style:style style:name="T29" style:family="text">
      <style:text-properties officeooo:rsid="00865372"/>
    </style:style>
    <style:style style:name="T30" style:family="text">
      <style:text-properties officeooo:rsid="0088d39f"/>
    </style:style>
    <style:style style:name="T31" style:family="text">
      <style:text-properties officeooo:rsid="0089f32f"/>
    </style:style>
    <style:style style:name="T32" style:family="text">
      <style:text-properties style:text-position="super 58%" officeooo:rsid="0089f32f"/>
    </style:style>
    <style:style style:name="T33" style:family="text">
      <style:text-properties officeooo:rsid="008ca3e7"/>
    </style:style>
    <style:style style:name="T34" style:family="text">
      <style:text-properties style:font-name="Liberation Serif1" fo:font-weight="normal" style:font-name-asian="Liberation Serif1" style:font-weight-asian="normal" style:font-name-complex="Liberation Serif1" style:font-weight-complex="normal"/>
    </style:style>
    <style:style style:name="T35" style:family="text">
      <style:text-properties officeooo:rsid="008f688b"/>
    </style:style>
    <style:style style:name="T36" style:family="text">
      <style:text-properties officeooo:rsid="0090c8b1"/>
    </style:style>
    <style:style style:name="T37" style:family="text">
      <style:text-properties officeooo:rsid="009947e7"/>
    </style:style>
    <style:style style:name="T38" style:family="text">
      <style:text-properties officeooo:rsid="009a80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3">Meataxe64 - </text:span>Bit String routines.</text:p>
      <text:p text:style-name="P1">Richard Parker <text:span text:style-name="T38">19.10</text:span>.201<text:span text:style-name="T29">7</text:span></text:p>
      <text:p text:style-name="P3"/>
      <text:p text:style-name="P37">Section <text:span text:style-name="T5">1</text:span> – <text:span text:style-name="T5">Introduction.</text:span></text:p>
      <text:p text:style-name="P4"/>
      <text:p text:style-name="P11">This document describes the bit-string module of the meataxe64 system, which work with bit-strings, with the main functions being to split and combine matrices column-wise<text:span text:style-name="T36"> and in particular</text:span> the BSColSelect, where a bit-string is used to specify which columns of a matrix go to one output and which go to the other.</text:p>
      <text:p text:style-name="P9"/>
      <text:p text:style-name="P11">These routines have been subjected to considerable review as a result of the "Chopped-up Gaussian with Transformation matrices" work, and I think that the services, and probably also interfaces, to these routines are now fairly stable. <text:s/>The implementation is also fairly good, at least in the cases that really matter (working with columns of matrices) but there is probably a couple of the routines that should be rewritten in due course - most specifically the BSCombine routine.</text:p>
      <text:p text:style-name="P8"/>
      <text:p text:style-name="P11">This document is in three (further) parts. <text:s/>Section 2 is aimed at the reader who wishes to <text:span text:style-name="T1">use</text:span><text:span text:style-name="T22"> the routines, with little care about how they operate apart possibly from the performance. <text:s/>Section 3 is aimed at the reader wishing to understand the sources of these routines and how they go about their business. <text:s/>Section 4 is a collection of ideas as to how these routines could be improved.</text:span></text:p>
      <text:p text:style-name="P31"/>
      <text:p text:style-name="P38"><text:span text:style-name="T1">Section </text:span><text:span text:style-name="T2">2</text:span><text:span text:style-name="T1"> – </text:span><text:span text:style-name="T2">What They Do.</text:span></text:p>
      <text:p text:style-name="P6"/>
      <text:p text:style-name="P15">A bitstring consists of two uint64_t words giving the number of bits in the bitstring and the number of set bits. <text:s/>There then follow as many uint64_t words as are necessary to hold that many bits, and the words have a little-ending meaning, so that the first bit has value 1.<text:span text:style-name="T38"> The bits are numbered from zero.</text:span></text:p>
      <text:p text:style-name="P48"/>
      <text:p text:style-name="P51">This section documents only the routines which are called from elsewhere - the BSGpc and BSLix routines which (as yet anyway) are only used internally, are documented in section 3.</text:p>
      <text:p text:style-name="P15"/>
      <text:p text:style-name="P15">A bitstring is usually initialized using memset<text:span text:style-name="T37">, and there are two routines (BSBitRead and BSBitSet) for rapid reading and setting (to 1) respectively. <text:s/>It should be noticed that neither of these routines maintains the number of set bits, which must therefore be counted and put into the second word before any of the remaining routines are called. <text:s/>There is no routine for clearing a bit.</text:span></text:p>
      <text:p text:style-name="P15"/>
      <text:p text:style-name="P49"><text:span text:style-name="T1">int <text:s/>BSBitRead (uint64_t *bs, uint64_t bitno)</text:span> to return either 1 or 0 depending on whether <text:soft-page-break/>the bit numbered "bitno" is set or unset. </text:p>
      <text:p text:style-name="P49"/>
      <text:p text:style-name="P49"><text:span text:style-name="T1">void BSBitSet (uint64_t * bs, uint64_t bitno)</text:span> to set the bit numbered "bitno" to 1. <text:s/>This is done whatever the previous value of the bit may have been.</text:p>
      <text:p text:style-name="P50"/>
      <text:p text:style-name="P11"/>
      <text:p text:style-name="P16">void BSColSelect (const FIELD * f, const uint64_t * bs, uint64_t nor,</text:p>
      <text:p text:style-name="P16"><text:s text:c="18"/>const Dfmt * d, Dfmt * sel, Dfmt * nonsel)</text:p>
      <text:p text:style-name="P12">takes the input matrix d (of nor rows), and separates the columns according to the bit-string bs into sel (the columns where the corresponding bit is set in bs) and nonsel (where the bit is not set). <text:s/><text:span text:style-name="T29">This is used </text:span>extensively <text:span text:style-name="T29">during "chopped-up" Gaussian elimination to separate the columns on which a pivot has been found and the rest, and is therefore of some performance importance. <text:s/>T</text:span>he performance of this routine is close to the best I can manage.</text:p>
      <text:p text:style-name="P12"/>
      <text:p text:style-name="P17">void BSColRifZ (const FIELD * f, const uint64_t * bs, uint64 nor,</text:p>
      <text:p text:style-name="P17"><text:s text:c="18"/>const Dfmt * mtxin, Dfmt * mtxout)</text:p>
      <text:p text:style-name="P13">takes an input matrix mtxin (of nor rows) and makes <text:span text:style-name="T35">all </text:span>the rows longer by inserting zero columns as instructed by the bit-string bs. <text:s/>It is used frequently on the transformation matrix, so that columns known to be zero (or perhaps a single 1<text:span text:style-name="T35"> somewhere</text:span>) are not stored and not worked with.<text:span text:style-name="T35"> <text:s/>A</text:span><text:span text:style-name="T22">gain the performance is about as good as I can manage.</text:span></text:p>
      <text:p text:style-name="P32"/>
      <text:p text:style-name="P18">void BSColPutS (const FIELD * f, const uint64_t * bs, uint64 nor,</text:p>
      <text:p text:style-name="P18"><text:s text:c="23"/>FELT scalar, Dfmt * dfmt)</text:p>
      <text:p text:style-name="P21"><text:span text:style-name="T22">Takes a matrix dfmt and a bit-string, where the number of rows of the matrix must equal the number of unset bits in the bit-string, and sets , for each row i, the column of the i-th unset bit to the scalar. <text:s/>Usually the scalar is 1, though it could be </text:span><text:span text:style-name="T34">−</text:span><text:span text:style-name="T22">1 if it were ever used to make a matrix in NREF explicit (which currently does not happen). <text:s/>Usually this routine follows the use of the BSColRifZ with the same bitstring, so that the combined action is to do a column riffle with the identity matrix as is frequently needed with the transformation matrix in Gaussian elimination.</text:span></text:p>
      <text:p text:style-name="P33"/>
      <text:p text:style-name="P19">void BSCombine (const uint64_t * bs1, const uint64_t * bs2,</text:p>
      <text:p text:style-name="P19"><text:span text:style-name="T35"><text:s text:c="30"/></text:span><text:s/>uint64_t * comb, uint64_t * rif)</text:p>
      <text:p text:style-name="P23"><text:span text:style-name="T22">takes two input bit-strings, which are usually "old"</text:span><text:span text:style-name="T24"> (bs1)</text:span><text:span text:style-name="T22"> and "new"</text:span><text:span text:style-name="T24"> (bs2)</text:span><text:span text:style-name="T22"> pivotal columns, and produces the combined bit-string and the riffle needed to put the corresponding rows into the correct order. <text:s/>The bits of the "new" bit-string correspond only to the unset bits of the "old" one, and if set in new, they are </text:span><text:span text:style-name="T24">also then </text:span><text:span text:style-name="T23">set in the result</text:span><text:span text:style-name="T24"> "comb"</text:span><text:span text:style-name="T23">. <text:s/>The bits of the riffle </text:span><text:span text:style-name="T24">"rif" </text:span><text:span text:style-name="T23">correspond to the set bits of </text:span><text:span text:style-name="T24">"comb"</text:span><text:span text:style-name="T23"> and are set if they were set in "old", and unset if they were set as a result of being set in "new".</text:span></text:p>
      <text:p text:style-name="P33"/>
      <text:p text:style-name="P21"><text:span text:style-name="T30">void BSMkr(const uint64_t * lit, const uint64_t * big, uint64_t * rif)</text:span><text:span text:style-name="T24"> (Make Riffle) takes two bit-strings of the same length ("lit" and "big") where the bits set in "lit" are a subset of the bits set in "big". <text:s/>The result is a bit-string where the bits correspond only to the bits set in "big", and are set to 1 if the bit is also set in "little". <text:s/>This routine is used in chopped-up Gaussian, </text:span><text:soft-page-break/><text:span text:style-name="T24">where the "big" bit string is all the pivotal rows found in a row of blocks, and the "little" is those found up to a particular column. <text:s/>The resulting riffle is used (using BSColRifZ) to lengthen the rows of the transformation matrix to full length in preparation for the back-cleaning phase.</text:span></text:p>
      <text:p text:style-name="P34"/>
      <text:p text:style-name="P19"><text:span text:style-name="T35">void BSShiftOr (const uint64_t * bs1, uint64_t shift, uint64_t * bs2)</text:span><text:span text:style-name="T24"> </text:span><text:span text:style-name="T13">takes a long bit-string</text:span><text:span text:style-name="T14"> "bs2"</text:span><text:span text:style-name="T13"> and a short one, and does a logical inclusive-or of the short one, shifted by a specified number of bits, into the long one. <text:s/>It is used to concatenate bit-strings in chopped-up Gaussian elimination - the resulting concatenation is set to zero, and then each of the block bit-strings is BSShiftOr'd into that. <text:s/>I'm doubtful whether this is the best way to do it, but it does at least work.</text:span><text:span text:style-name="T16"> <text:s/>The number of set bits is not maintained by this routine.</text:span></text:p>
      <text:p text:style-name="P32"/>
      <text:p text:style-name="P39"><text:span text:style-name="T1">Section </text:span><text:span text:style-name="T4">3</text:span><text:span text:style-name="T1"> – </text:span><text:span text:style-name="T4">How they do it</text:span><text:span text:style-name="T2">.</text:span></text:p>
      <text:p text:style-name="P52"/>
      <text:p text:style-name="P49">The BSBitRead and BSBitSet routines work using 64-bit integers, shifts and logical and/or. <text:s/>It should be noticed (perhaps with some surprise) that this is faster than using the "bit" routines in x86 assembler on all chips to date.</text:p>
      <text:p text:style-name="P49"/>
      <text:p text:style-name="P11">There are two routines - BSGpc and BSLix - that are not externally visible (though this may change later) so are documented in this section.</text:p>
      <text:p text:style-name="P11"/>
      <text:p text:style-name="P7"><text:span text:style-name="T1">uint32_t * BSGpc(const uint64_t * bs)</text:span> to take a bit-string, and convert<text:span text:style-name="T33">s</text:span> it into a list of start-position and length of chunks of the bit-string consisting of consecutive equal bits. <text:s/>The point is that usually bit-strings indicate where the pivots were found, and since a pivot is taken for each row in the first possible position, bit-strings tend <text:span text:style-name="T31">in practice to consist mainly of long strings of 1's followed by long strings of 0's and the routines operating on columns can therefore use DCut and DPaste to utilize this at higher performance. <text:s/>The first element of the array is either 1 or 0 depending on whether the first bit was set or unset. <text:s/>There then follows a list of &lt;startpos, length&gt; pairs for alternating bit values, terminated by at least three ENDGPC = 0xffffffff values. <text:s/>Notice that uint32 is used, so this routine cannot be used for more than 2</text:span><text:span text:style-name="T32">32</text:span><text:span text:style-name="T7"> bits. <text:s/>The result-list is allocated by BSGpc but must be free'd by the caller.</text:span></text:p>
      <text:p text:style-name="P41"/>
      <text:p text:style-name="P22"><text:span text:style-name="T7">uint32_t * BSLixUn(const uint64_t * bs)</text:span><text:span text:style-name="T10"> takes a bit-string, and makes a list of the places where the bit is not set. <text:s/>It is called only from BSColPutS, producing a list of uint32_t values listing the columns of unset bits. <text:s/></text:span><text:span text:style-name="T11">The idea is that this routine could be written to process bit-strings at 64-bit word length, but it seems that this routine is not of great performance importance and that change may never be done. <text:s/>There is probably an argument for processing the bit-string in BSColPutS and eliminating BSLixUn altogether, but I'll leave it as it is for now until the future direction is clarified a bit more.</text:span></text:p>
      <text:p text:style-name="P43"/>
      <text:p text:style-name="P20"><text:span text:style-name="T18">B</text:span><text:span text:style-name="T6">SColSelect</text:span><text:span text:style-name="T10"> in general works by calling BSGpc to convert the bit-string into batches of equal bits, and uses DCut and DPaste, doing a number of rows at a time specified by pcstride so as to be cache-friendly. <text:s/></text:span><text:span text:style-name="T12">The particular cases of zero rows, all bits set and all bits unset are catered </text:span><text:soft-page-break/><text:span text:style-name="T12">for by doing nothing if there are zero rows, and </text:span><text:span text:style-name="T10">using </text:span><text:span text:style-name="T12">the appropriate memcpy if all the bits are the same. <text:s/>This happens quite a lot . . . it may well happen that all the columns have pivots towards the bottom-left and no columns have pivots towards the top right.</text:span></text:p>
      <text:p text:style-name="P44"/>
      <text:p text:style-name="P28"><text:span text:style-name="T19">BSColRifZ</text:span><text:span text:style-name="T13"> again in general works via BSGpc (this time after zeroizing the entire output) and uses DCut and DPaste on a number of rows specified by pcstride. <text:s/></text:span><text:span text:style-name="T12">Again special cases [no rows, no columns of output, all bits set (just memcpy) or all bits unset (just zeroize)] are dealt with efficiently and these are important as these circumstances occur often in practice.</text:span></text:p>
      <text:p text:style-name="P45"/>
      <text:p text:style-name="P30"><text:span text:style-name="T20">B</text:span><text:span text:style-name="T6">SPutColS</text:span><text:span text:style-name="T10">, after checking that the number of unset bits of the bit-string are equal to the number of rows, deals with the case where there are no rows specially, and then converts the bit-string into "list of unset bits" form using the BSLixUn routine, and then processes the entries in the returned list one at a time, using DPak to put the scalar into position.</text:span></text:p>
      <text:p text:style-name="P45"/>
      <text:p text:style-name="P29"><text:span text:style-name="T20">B</text:span><text:span text:style-name="T6">SCombine</text:span><text:span text:style-name="T10"> currently works by holding bit-strings as 64-bit quantities, so that wd1 is a word of bit-string 1, where sg1 is the number of bits of that word still to extract. <text:s/>Similarly sgc/wdc holds a word of the combined output and wdr/sgr a word of the riffle. <text:s/>All three are shifted right one position to deal with the next bit.</text:span><text:span text:style-name="T15"> <text:s/>At the end, the last word of output (if not already gond) must be put into position. <text:s/>As suggested in the next section, it would be more sensible to rewrite this routine than to document it intensively!</text:span></text:p>
      <text:p text:style-name="P46"/>
      <text:p text:style-name="P24"><text:span text:style-name="T20">B</text:span><text:span text:style-name="T6">SMkr</text:span><text:span text:style-name="T10"> starts by setting the output to zero with a memset, and then processes the bits one at a time using </text:span><text:span text:style-name="T17">BSB</text:span><text:span text:style-name="T10">it</text:span><text:span text:style-name="T17">R</text:span><text:span text:style-name="T10">ead. <text:s/>If the bit is 0 in "big", the bit is checked in "lit" to make sure it is </text:span><text:span text:style-name="T6">not</text:span><text:span text:style-name="T10"> set, and the whole program is terminated with an error message if this check fails. <text:s/>If the bit is 1 in "big", the bit in "lit" is inspected, and if it is set, the bit is set in the output also.</text:span></text:p>
      <text:p text:style-name="P45"/>
      <text:p text:style-name="P24"><text:span text:style-name="T20">B</text:span><text:span text:style-name="T6">SShiftOr</text:span><text:span text:style-name="T10"> just does the job by doing a </text:span><text:span text:style-name="T17">BSB</text:span><text:span text:style-name="T10">it</text:span><text:span text:style-name="T17">R</text:span><text:span text:style-name="T10">ead for each bit, and if it is one, does the appropriate </text:span><text:span text:style-name="T17">BSB</text:span><text:span text:style-name="T10">it</text:span><text:span text:style-name="T17">S</text:span><text:span text:style-name="T10">et on the result.</text:span></text:p>
      <text:p text:style-name="P41"/>
      <text:p text:style-name="P40"><text:span text:style-name="T1">Section </text:span><text:span text:style-name="T3">4</text:span><text:span text:style-name="T1"> – </text:span><text:span text:style-name="T3">Suggestions for further work</text:span><text:span text:style-name="T2">.</text:span></text:p>
      <text:p text:style-name="P5"/>
      <text:p text:style-name="P14">A profiling of echelization (100,000 x 100,000 mod 2) with transformation matrix, shows that the work of matrix multiplication and slab echelization are of overwhelming performance importance, and that the routines involving bit-strings (including column extract and riffle) are approximately 0.4% of the total run time. <text:s/>It is therefore not necessary to give these routines any attention when considering the performance of Gaussian applied to large matrices.</text:p>
      <text:p text:style-name="P5"/>
      <text:p text:style-name="P25">BSCombine<text:span text:style-name="T22"> is probably the routine most <text:s/>in need of a revamp. <text:s/>The current implementation is very old</text:span><text:span text:style-name="T28">. </text:span><text:span text:style-name="T25"><text:s/>Nevertheless it is not of great performance importance, so it has been left alone in V2</text:span><text:span text:style-name="T27">b</text:span><text:span text:style-name="T25">. <text:s/>If any changes are done, however, the </text:span><text:span text:style-name="T26">key</text:span><text:span text:style-name="T25"> thing to do is to deal with the simple cases.</text:span></text:p>
      <text:p text:style-name="P35">Firstly, if the first input string is all 1, so is the first output, and the riffle has no bits at all.</text:p>
      <text:p text:style-name="P26"><text:span text:style-name="T22">Secondly, if the first input string is all 0, the first output is a copy of the second input, and the riffle is </text:span><text:span text:style-name="T25">all zero, of a length equal to the number of set bits in that second input.</text:span></text:p>
      <text:p text:style-name="P36"><text:soft-page-break/>Thirdly, if all the bits are set in the second bit-string, the combined output is all 1 and the riffle is a copy of the first input. <text:s/>This is the case where the new set of pivots completes the set.</text:p>
      <text:p text:style-name="P26"><text:span text:style-name="T26">All</text:span><text:span text:style-name="T25"> of these cases are of real importance in practice, as below the diagonal the bits will often all be set (a pivot has now been found in every column) and above the diagonal the bits will often be all unset, as pivots have already been found in all the rows, leaving no rows in which to look for pivots.</text:span><text:span text:style-name="T26"> <text:s/>Indeed a random matrix chopped roughly square may not drive BSCombine into the general case at all, and a</text:span><text:span text:style-name="T25">t the largest scales on random matrices, th</text:span><text:span text:style-name="T26">ese "simple case" tricks </text:span><text:span text:style-name="T25">may reduce the time-usage of BSCombine by a factor </text:span><text:span text:style-name="T26">of at least 5</text:span><text:span text:style-name="T25">0</text:span><text:span text:style-name="T26">, </text:span><text:span text:style-name="T25">and is a no-brainer.</text:span></text:p>
      <text:p text:style-name="P27"><text:span text:style-name="T25">I</text:span><text:span text:style-name="T22">t would be entirely possible to do the rest of the cases using </text:span><text:span text:style-name="T28">BSBitRead and BSBitSet</text:span><text:span text:style-name="T22">, which would be a simplification of the current code, though probably no faster.</text:span><text:span text:style-name="T26"> <text:s/>I suspect this is the way to go, at least with the next version. <text:s/>Further work relying on the normal use-case may well be of little interest, since the simple-cases will already deal with them. <text:s/></text:span></text:p>
      <text:p text:style-name="P5"/>
      <text:p text:style-name="P10"><text:span text:style-name="T8">BSGpc</text:span><text:span text:style-name="T7"> </text:span><text:span text:style-name="T9">is of very minor, but just about noticeable performance relevance. <text:s/>To be honest, I think it would be inappropriate to improve it, but there is the possibility of having a fast-path to process 64-bit words that are all equally set, rather than doing a </text:span><text:span text:style-name="T21">BSBitR</text:span><text:span text:style-name="T9">ead for each individual bit, as the current implementation does not take advantage of the typical use case, where the bits are very heavily clumped together.</text:span></text:p>
      <text:p text:style-name="P42">For the purposes of "slab" echelize, there will need to be some sort of variation of this routine that is aware of the cauldron boundaries. <text:s/>The design of this change is not yet m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19T06:38:30.987460325</dc:date>
    <meta:editing-duration>P4DT2H12M16S</meta:editing-duration>
    <meta:editing-cycles>439</meta:editing-cycles>
    <meta:generator>LibreOffice/5.1.6.2$Linux_X86_64 LibreOffice_project/10m0$Build-2</meta:generator>
    <meta:printed-by>User </meta:printed-by>
    <meta:print-date>2012-07-06T16:23:45</meta:print-date>
    <meta:document-statistic meta:table-count="0" meta:image-count="0" meta:object-count="0" meta:page-count="5" meta:paragraph-count="47" meta:word-count="2336" meta:character-count="13169" meta:non-whitespace-character-count="10731"/>
  </office:meta>
</office:document-meta>
</file>